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3465a4" loext:opacity="100%" style:font-name="Arial1" fo:font-size="24pt" fo:font-weight="bold" officeooo:rsid="001f9426" officeooo:paragraph-rsid="001f9426" style:font-size-asian="21pt" style:font-weight-asian="bold" style:font-size-complex="24pt" style:font-weight-complex="bold"/>
    </style:style>
    <style:style style:name="P2" style:family="paragraph" style:parent-style-name="Standard">
      <style:text-properties fo:color="#729fcf" loext:opacity="100%" style:font-name="Arial1" fo:font-size="14pt" fo:font-weight="bold" officeooo:rsid="001f9426" officeooo:paragraph-rsid="001f9426" style:font-size-asian="12.25pt" style:font-weight-asian="bold" style:font-size-complex="14pt" style:font-weight-complex="bold"/>
    </style:style>
    <style:style style:name="P3" style:family="paragraph" style:parent-style-name="Standard">
      <style:text-properties fo:color="#000000" loext:opacity="100%" style:font-name="Arial1" fo:font-size="11pt" fo:font-weight="normal" officeooo:rsid="001f9426" officeooo:paragraph-rsid="001f9426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fo:color="#000000" loext:opacity="100%" style:font-name="Arial1" fo:font-size="11pt" fo:font-weight="bold" officeooo:rsid="001f9426" officeooo:paragraph-rsid="001f9426" style:font-size-asian="9.60000038146973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3: Explotación de código.</text:p>
      <text:p text:style-name="P1"/>
      <text:p text:style-name="P2">1. Proceso de obtención de código.</text:p>
      <text:p text:style-name="P2"/>
      <text:p text:style-name="P3">Para que un computador pueda ejecutar código fuente es necesario que éste sea entendido por la CPU o procesador.</text:p>
      <text:p text:style-name="P3">Cada procesador es capaz de entender un conjunto determinado de instrucciones en un determinado lenguaje, que recibe el nombre de <text:span text:style-name="T1">lenguaje ensamblador</text:span>, siendo el nivel más bajo de abstracción.</text:p>
      <text:p text:style-name="P3"/>
      <text:p text:style-name="P3">Es necesario crear herramientas que permitan traducir lenguajes de alto nivel a lenguaje ensamblador.</text:p>
      <text:p text:style-name="P3"/>
      <text:p text:style-name="P2">2. Características de los lenguajes de programación.</text:p>
      <text:p text:style-name="P2"/>
      <text:p text:style-name="P3">Existen herramientas que permiten realizar la traducción del lenguaje a lenguaje ensamblador. En este grupo de herramientas tendríamos que incluir los <text:span text:style-name="T1">compiladores, los intérpretes, los enlazadores, etc</text:span>.</text:p>
      <text:p text:style-name="P3"/>
      <text:p text:style-name="P3">Un lenguaje de programación está formado por:</text:p>
      <text:p text:style-name="P3"/>
      <text:p text:style-name="P4">· Léxico: <text:span text:style-name="T2">nos indica qué caracteres puede reconocer el lenguaje de programación.</text:span></text:p>
      <text:p text:style-name="P4"><text:span text:style-name="T2"/></text:p>
      <text:p text:style-name="P4">· Sintaxis: <text:span text:style-name="T2">nos indica cuál es el orden correcto en el que deben aparecer los determinados elementos del lenguaje.</text:span></text:p>
      <text:p text:style-name="P4"><text:span text:style-name="T2"/></text:p>
      <text:p text:style-name="P4">· Reglas semánticas: <text:span text:style-name="T2">nos dicen qué operaciones desde el punto de vista lógico se permiten en el lenguaje.</text:span></text:p>
      <text:p text:style-name="P4"><text:span text:style-name="T2"/></text:p>
      <text:p text:style-name="P4">Lenguajes compilados.</text:p>
      <text:p text:style-name="P4"/>
      <text:p text:style-name="P3">Son aquellos que requieren de un compilador para poder generar el código ensamblador.</text:p>
      <text:p text:style-name="P3"/>
      <text:p text:style-name="P3">Un compilador es una herramienta que permite traducir de un lenguaje de alto nivel a un lenguaje que pueda comprender la máquina. Este tipo de lenguajes diferencian la etapa de compilación de la etapa de ejecución.</text:p>
      <text:p text:style-name="P3"/>
      <text:p text:style-name="P3">Para poder realizar la compilación y obtener un programa ejecutable, es necesario también disponer de un enlazador o linker. </text:p>
      <text:p text:style-name="P3">Permite resolver las dependencias que tengamos en nuestro desarrollo, por ejemplo, con la resolución de dependencias con componentes externos.</text:p>
      <text:p text:style-name="P3"/>
      <text:p text:style-name="P2">3. Lenguajes interpretados, errores y depuradores.</text:p>
      <text:p text:style-name="P2"/>
      <text:p text:style-name="P4">· Lenguajes interpretados: <text:span text:style-name="T2">son aquellos que no diferencian entre la fase de compilación y la fase de ejecución.</text:span></text:p>
      <text:p text:style-name="P4"><text:span text:style-name="T2">Requieren que cada vez que se vaya a ejecutar un programa, se realice una compilación previa.</text:span></text:p>
      <text:p text:style-name="P4"><text:span text:style-name="T2">Están vinculados con la IA.</text:span></text:p>
      <text:p text:style-name="P4"><text:span text:style-name="T2"/></text:p>
      <text:p text:style-name="P4"><text:span text:style-name="T2">Java es un lenguaje que mezcla la compilación con la interpretación. La compilación se realiza de alto nivel a ensamblador, pero hace una interpretación a código intermedio llamada </text:span>bytecode<text:span text:style-name="T2">.</text:span></text:p>
      <text:p text:style-name="P4"><text:span text:style-name="T2"/></text:p>
      <text:p text:style-name="P4"><text:span text:style-name="T2"/></text:p>
      <text:p text:style-name="P4"><text:soft-page-break/>· Errores y depuradores: <text:span text:style-name="T2">que un programa compile no quiere decir que su funcionamiento sea el correcto, pues puede haber fallos lógicos que solo aparecerán cuando se ejecute.</text:span></text:p>
      <text:p text:style-name="P4"><text:span text:style-name="T2">Es necesario realizar unas pruebas y depuración.</text:span></text:p>
      <text:p text:style-name="P4"><text:span text:style-name="T2"/></text:p>
      <text:p text:style-name="P4"><text:span text:style-name="T2">Los depuradores son herramientas que nos permiten ver el contenido de las variables y el flujo de ejecución del programa en tiempo real, además de permitirnos parar el flujo en cualquier momento pudiendo ir hacia delante con más o menos rapidez.</text:span></text:p>
      <text:p text:style-name="P4"><text:span text:style-name="T2">Permiten solventar errores lógicos durante la ejecución de un programa.</text:span></text:p>
      <text:p text:style-name="P4"><text:span text:style-name="T2"/></text:p>
      <text:p text:style-name="P2">4. Reutilización de código.</text:p>
      <text:p text:style-name="P2"/>
      <text:p text:style-name="P3">Si somos capaces de crear componentes de un problema determinado, será posible reutilizar ese código en cualquier contexto.</text:p>
      <text:p text:style-name="P3"/>
      <text:p text:style-name="P3">Existen diferentes formas de garantizar la reutilización de software, por ejemplo: mediante funciones y/o procedimientos, con la creación de componentes, etc.</text:p>
      <text:p text:style-name="P3">El objetivo es ahorrar tiempo y recursos mediante la eliminación de redundancias.</text:p>
      <text:p text:style-name="P3"/>
      <text:p text:style-name="P3">La creación de librerías facilita reutilizar funcionalidades muy acotadas, es más sencillo crear pruebas simples que sirvan para detectar errores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2T20:56:14.549000000</meta:creation-date>
    <dc:date>2024-01-02T21:10:13.135000000</dc:date>
    <meta:editing-duration>PT13M58S</meta:editing-duration>
    <meta:editing-cycles>1</meta:editing-cycles>
    <meta:document-statistic meta:table-count="0" meta:image-count="0" meta:object-count="0" meta:page-count="2" meta:paragraph-count="30" meta:word-count="487" meta:character-count="3199" meta:non-whitespace-character-count="2741"/>
    <meta:generator>LibreOffice/7.6.2.1$Windows_X86_64 LibreOffice_project/56f7684011345957bbf33a7ee678afaf4d2ba333</meta:generator>
  </office:meta>
</office:document-meta>
</file>